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401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127cm"/>
    </style:style>
    <style:style style:name="co11" style:family="table-column">
      <style:table-column-properties fo:break-before="auto" style:column-width="4.367cm"/>
    </style:style>
    <style:style style:name="co12" style:family="table-column">
      <style:table-column-properties fo:break-before="auto" style:column-width="6.53cm"/>
    </style:style>
    <style:style style:name="co13" style:family="table-column">
      <style:table-column-properties fo:break-before="auto" style:column-width="4.919cm"/>
    </style:style>
    <style:style style:name="co14" style:family="table-column">
      <style:table-column-properties fo:break-before="auto" style:column-width="5.355cm"/>
    </style:style>
    <style:style style:name="co15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0.561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ro1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4cm" svg:height="22cm" svg:x="4cm" svg:y="14.817cm">
            <draw:object draw:notify-on-update-of-ranges="Feuille1.C74:Feuille1.C84 Feuille1.I74:Feuille1.I84 Feuille1.M13:Feuille1.M13 Feuille1.L74:Feuille1.L84 Feuille1.G2:Feuille1.G12 Feuille1.E13:Feuille1.E13 Feuille1.E2:Feuille1.E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4cm" svg:height="22cm" svg:x="38.996cm" svg:y="14.817cm">
            <draw:object draw:notify-on-update-of-ranges="Feuille1.C74:Feuille1.C84 Feuille1.I74:Feuille1.I84 Feuille1.M13:Feuille1.M13 Feuille1.L74:Feuille1.L84 Feuille1.G2:Feuille1.G12 Feuille1.E13:Feuille1.E13 Feuille1.E2:Feuille1.E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9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4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4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4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4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7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3" table:number-rows-repeated="2">
          <table:table-cell table:style-name="Default" table:number-columns-repeated="1024"/>
        </table:table-row>
        <table:table-row table:style-name="ro5" table:number-rows-repeated="104848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2" table:style-name="ta1">
        <table:shapes>
          <draw:frame draw:z-index="0" draw:style-name="gr2" draw:text-style-name="P1" svg:width="32.957cm" svg:height="19.075cm" svg:x="8.638cm" svg:y="8.543cm">
            <draw:object draw:notify-on-update-of-ranges="Feuille2.D2:Feuille2.D13 Feuille2.F2:Feuille2.F13 Feuille2.G1:Feuille2.G1 Feuille2.G2:Feuille2.G13 Feuille2.H2:Feuille2.H13 Feuille2.J1:Feuille2.J1 Feuille2.J2:Feuille2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2" table:default-cell-style-name="ce39"/>
        <table:table-column table:style-name="co13" table:default-cell-style-name="ce39"/>
        <table:table-column table:style-name="co12" table:number-columns-repeated="2" table:default-cell-style-name="ce39"/>
        <table:table-column table:style-name="co14" table:default-cell-style-name="ce39"/>
        <table:table-column table:style-name="co15" table:default-cell-style-name="ce39"/>
        <table:table-column table:style-name="co9" table:number-columns-repeated="1013" table:default-cell-style-name="Default"/>
        <table:table-row table:style-name="ro13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3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3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5">
          <table:table-cell table:number-columns-repeated="3"/>
          <table:table-cell table:style-name="Default"/>
          <table:table-cell table:number-columns-repeated="1020"/>
        </table:table-row>
        <table:table-row table:style-name="ro13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3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3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3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5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3" table:number-rows-repeated="104852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euille1_english" table:style-name="ta1">
        <table:shapes>
          <draw:frame draw:z-index="0" draw:style-name="gr1" draw:text-style-name="P1" svg:width="34cm" svg:height="22cm" svg:x="4cm" svg:y="14.817cm">
            <draw:object draw:notify-on-update-of-ranges="Feuille1_english.C74:Feuille1_english.C84 Feuille1_english.I74:Feuille1_english.I84 Feuille1_english.M13:Feuille1_english.M13 Feuille1_english.L74:Feuille1_english.L84 Feuille1_english.G2:Feuille1_english.G12 Feuille1_english.E13:Feuille1_english.E13 Feuille1_english.E2:Feuille1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cm" svg:height="22cm" svg:x="38.996cm" svg:y="14.817cm">
            <draw:object draw:notify-on-update-of-ranges="Feuille1_english.C74:Feuille1_english.C84 Feuille1_english.I74:Feuille1_english.I84 Feuille1_english.M13:Feuille1_english.M13 Feuille1_english.L74:Feuille1_english.L84 Feuille1_english.G2:Feuille1_english.G12 Feuille1_english.E13:Feuille1_english.E13 Feuille1_english.E2:Feuille1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9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lann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4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number-columns-repeated="1023"/>
        </table:table-row>
        <table:table-row table:style-name="ro4" table:number-rows-repeated="2">
          <table:table-cell table:style-name="ce5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4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4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4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7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3" table:number-rows-repeated="2">
          <table:table-cell table:style-name="Default" table:number-columns-repeated="1024"/>
        </table:table-row>
        <table:table-row table:style-name="ro5" table:number-rows-repeated="104848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73:Feuille1.G85">
          <table:sort>
            <table:sort-by table:field-number="3" table:data-type="automatic"/>
          </table:sort>
        </table:database-range>
        <table:database-range table:name="__Anonymous_Sheet_DB__1" table:target-range-address="Feuille2.A1:Feuille2.F13">
          <table:sort>
            <table:sort-by table:field-number="3" table:data-type="automatic"/>
          </table:sort>
        </table:database-range>
        <table:database-range table:name="__Anonymous_Sheet_DB__2" table:target-range-address="Feuille1_english.A73:Feuille1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000-00-00T17:09:17.781341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6T17:26:13.943795319</dc:date>
    <meta:editing-duration>PT4H27M39S</meta:editing-duration>
    <meta:editing-cycles>71</meta:editing-cycles>
    <meta:generator>LibreOffice/4.1.5.3$Linux_X86_64 LibreOffice_project/1c1366bba2ba2b554cd2ca4d87c06da81c05d24</meta:generator>
    <meta:document-statistic meta:table-count="3" meta:cell-count="616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2.D2:Feuille2.D13 Feuille2.F2:Feuille2.G13 Feuille2.G1:Feuille2.G1 Feuille2.J1:Feuille2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2.D2:Feuille2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2.G2:Feuille2.G13" chart:label-cell-address="Feuille2.G1:Feuille2.G1" chart:class="chart:scatter">
            <chart:domain table:cell-range-address="Feuille2.F2:Feuille2.F13"/>
            <chart:data-point chart:repeated="12"/>
          </chart:series>
          <chart:series chart:style-name="ch11" chart:values-cell-range-address="Feuille2.J2:Feuille2.J13" chart:label-cell-address="Feuille2.J1:Feuille2.J1" chart:class="chart:scatter">
            <chart:domain table:cell-range-address="Feuille2.H2:Feuille2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2.G1:Feuille2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2.J1:Feuille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2.D2:Feuille2.D13</svg:desc>
                </draw:g>
              </table:table-cell>
              <table:table-cell office:value-type="float" office:value="0">
                <text:p>0</text:p>
                <draw:g>
                  <svg:desc>Feuille2.F2:Feuille2.F13</svg:desc>
                </draw:g>
              </table:table-cell>
              <table:table-cell office:value-type="float" office:value="0">
                <text:p>0</text:p>
                <draw:g>
                  <svg:desc>Feuille2.G2:Feuille2.G13</svg:desc>
                </draw:g>
              </table:table-cell>
              <table:table-cell office:value-type="float" office:value="0">
                <text:p>0</text:p>
                <draw:g>
                  <svg:desc>Feuille2.H2:Feuille2.H13</svg:desc>
                </draw:g>
              </table:table-cell>
              <table:table-cell office:value-type="float" office:value="0">
                <text:p>0</text:p>
                <draw:g>
                  <svg:desc>Feuille2.J2:Feuille2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ff3333" draw:textarea-horizontal-align="center" draw:textarea-vertical-align="middle"/>
    </style:style>
    <style:style style:name="gr3" style:family="graphic">
      <style:graphic-properties draw:fill-color="#c0ff80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ff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001cm" svg:height="22.001cm" xlink:href=".." xlink:type="simple" chart:class="chart:scatter" chart:style-name="ch1">
        <chart:title svg:x="14.703cm" svg:y="0.2cm" chart:style-name="ch2">
          <text:p>Progress</text:p>
        </chart:title>
        <chart:legend svg:x="29.7cm" svg:y="10.1cm" style:legend-expansion="custom" chartooo:width="3.791cm" chartooo:height="2.06cm" style:legend-expansion-aspect-ratio="1.84029126213592" chart:style-name="ch3"/>
        <chart:plot-area chart:style-name="ch4" table:cell-range-address="Feuille1_english.C74:Feuille1_english.C84 Feuille1_english.I74:Feuille1_english.I84 Feuille1_english.M13:Feuille1_english.M13 Feuille1_english.L74:Feuille1_english.L84 Feuille1_english.E2:Feuille1_english.E13" chart:data-source-has-labels="both" svg:x="1.425cm" svg:y="2.693cm" svg:width="27.866cm" svg:height="18.164cm">
          <chartooo:coordinate-region svg:x="2.999cm" svg:y="2.999cm" svg:width="25.999cm" svg:height="16.999cm"/>
          <chart:axis chart:dimension="x" chart:name="primary-x" chart:style-name="ch5" chartooo:axis-type="auto">
            <chart:title svg:x="15.3cm" svg:y="20.1cm" chart:style-name="ch6">
              <text:p>Week</text:p>
            </chart:title>
            <chart:categories table:cell-range-address="Feuille1_english.C74:Feuille1_english.C84"/>
          </chart:axis>
          <chart:axis chart:dimension="y" chart:name="primary-y" chart:style-name="ch7">
            <chart:title svg:x="0cm" svg:y="13.895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english.L74:Feuille1_english.L84" chart:label-cell-address="Feuille1_english.M13:Feuille1_english.M13" chart:class="chart:scatter">
            <chart:domain table:cell-range-address="Feuille1_english.I74:Feuille1_english.I84"/>
            <chart:data-point chart:repeated="11"/>
          </chart:series>
          <chart:series chart:style-name="ch11" chart:values-cell-range-address="Feuille1_english.E2:Feuille1_english.E12" chart:label-cell-address="Feuille1_english.E13:Feuille1_english.E13" chart:class="chart:scatter">
            <chart:domain table:cell-range-address="Feuille1_english.G2:Feuille1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18.723cm" svg:y1="8.647cm" svg:x2="17.558cm" svg:y2="6.252cm">
          <text:p/>
        </draw:line>
        <draw:line draw:style-name="gr2" draw:text-style-name="P1" svg:x1="27.6cm" svg:y1="5.8cm" svg:x2="29.003cm" svg:y2="5.809cm">
          <text:p/>
        </draw:line>
        <draw:line draw:style-name="gr2" draw:text-style-name="P1" svg:x1="3cm" svg:y1="5.8cm" svg:x2="24.315cm" svg:y2="5.8cm">
          <text:p/>
        </draw:line>
        <draw:rect draw:style-name="gr3" draw:text-style-name="P2" svg:width="5.081cm" svg:height="0.854cm" svg:x="3.001cm" svg:y="15.416cm">
          <text:p text:style-name="P1"><text:span text:style-name="T1">2.Design</text:span></text:p>
        </draw:rect>
        <draw:line draw:style-name="gr1" draw:text-style-name="P1" svg:x1="7.499cm" svg:y1="16.27cm" svg:x2="9.028cm" svg:y2="16.905cm">
          <text:p/>
        </draw:line>
        <draw:rect draw:style-name="gr3" draw:text-style-name="P2" svg:width="5.11cm" svg:height="1.71cm" svg:x="3.001cm" svg:y="9.779cm">
          <text:p text:style-name="P1"><text:span text:style-name="T1">3.Minimal</text:span></text:p>
          <text:p text:style-name="P1"><text:span text:style-name="T1">application</text:span></text:p>
        </draw:rect>
        <draw:line draw:style-name="gr1" draw:text-style-name="P1" svg:x1="13.209cm" svg:y1="11.106cm" svg:x2="8.111cm" svg:y2="10.657cm">
          <text:p/>
        </draw:line>
        <draw:rect draw:style-name="gr3" draw:text-style-name="P2" svg:width="5.113cm" svg:height="1.709cm" svg:x="3.001cm" svg:y="12.638cm">
          <text:p text:style-name="P1"><text:span text:style-name="T1">4.Minimal</text:span></text:p>
          <text:p text:style-name="P1"><text:span text:style-name="T1">interface</text:span></text:p>
          <text:p text:style-name="P1"><text:span text:style-name="T1"/></text:p>
        </draw:rect>
        <draw:line draw:style-name="gr1" draw:text-style-name="P1" svg:x1="12.53cm" svg:y1="15.338cm" svg:x2="8.15cm" svg:y2="13.265cm">
          <text:p/>
        </draw:line>
        <draw:rect draw:style-name="gr3" draw:text-style-name="P2" svg:width="8.181cm" svg:height="1.709cm" svg:x="20.832cm" svg:y="15.457cm">
          <text:p text:style-name="P1"><text:span text:style-name="T1">5.HCI Improvement</text:span></text:p>
          <text:p text:style-name="P1"><text:span text:style-name="T1">Curve choice</text:span></text:p>
        </draw:rect>
        <draw:line draw:style-name="gr1" draw:text-style-name="P1" svg:x1="20.832cm" svg:y1="16.402cm" svg:x2="15.752cm" svg:y2="11.055cm">
          <text:p/>
        </draw:line>
        <draw:rect draw:style-name="gr3" draw:text-style-name="P2" svg:width="6.135cm" svg:height="1.709cm" svg:x="7.847cm" svg:y="6.968cm">
          <text:p text:style-name="P1"><text:span text:style-name="T1">6.More</text:span></text:p>
          <text:p text:style-name="P1"><text:span text:style-name="T1">fonctionnalities</text:span></text:p>
        </draw:rect>
        <draw:line draw:style-name="gr1" draw:text-style-name="P1" svg:x1="15.752cm" svg:y1="9.814cm" svg:x2="13.983cm" svg:y2="8.046cm">
          <text:p/>
        </draw:line>
        <draw:line draw:style-name="gr1" draw:text-style-name="P1" svg:x1="21.442cm" svg:y1="13.439cm" svg:x2="19.959cm" svg:y2="7.689cm">
          <text:p/>
        </draw:line>
        <draw:rect draw:style-name="gr3" draw:text-style-name="P2" svg:width="4.827cm" svg:height="1.709cm" svg:x="14.234cm" svg:y="4.542cm">
          <text:p text:style-name="P1"><text:span text:style-name="T1">8.Free hand</text:span></text:p>
          <text:p text:style-name="P1"><text:span text:style-name="T1">generatrix</text:span></text:p>
        </draw:rect>
        <draw:rect draw:style-name="gr3" draw:text-style-name="P2" svg:width="5.113cm" svg:height="1.709cm" svg:x="23.901cm" svg:y="9.795cm">
          <text:p text:style-name="P1"><text:span text:style-name="T1">9.Data</text:span></text:p>
          <text:p text:style-name="P1"><text:span text:style-name="T1">management</text:span></text:p>
        </draw:rect>
        <draw:line draw:style-name="gr1" draw:text-style-name="P1" svg:x1="26.32cm" svg:y1="9.831cm" svg:x2="23.18cm" svg:y2="7.09cm">
          <text:p/>
        </draw:line>
        <draw:line draw:style-name="gr1" draw:text-style-name="P1" svg:x1="20.087cm" svg:y1="3.607cm" svg:x2="24.416cm" svg:y2="5.909cm">
          <text:p/>
        </draw:line>
        <draw:rect draw:style-name="gr3" draw:text-style-name="P2" svg:width="7.566cm" svg:height="1.709cm" svg:x="15.862cm" svg:y="2.16cm">
          <text:p text:style-name="P1"><text:span text:style-name="T1">10.HCI Improvement</text:span></text:p>
          <text:p text:style-name="P1"><text:span text:style-name="T1">Curve formula</text:span></text:p>
        </draw:rect>
        <draw:line draw:style-name="gr1" draw:text-style-name="P1" svg:x1="27.412cm" svg:y1="2.999cm" svg:x2="27.412cm" svg:y2="5.122cm">
          <text:p/>
        </draw:line>
        <draw:line draw:style-name="gr4" draw:text-style-name="P1" svg:x1="20.101cm" svg:y1="10.317cm" svg:x2="21.442cm" svg:y2="13.439cm">
          <text:p/>
        </draw:line>
        <draw:custom-shape draw:style-name="gr5" draw:text-style-name="P3" svg:width="2.008cm" svg:height="0.979cm" svg:x="7.879cm" svg:y="16.51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2.358cm" svg:y="10.728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2.008cm" svg:height="0.979cm" svg:x="14.649cm" svg:y="9.361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8.998cm" svg:y="7.23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23.446cm" svg:y="5.203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2.008cm" svg:height="0.979cm" svg:x="26.432cm" svg:y="4.494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3.983cm" svg:y1="8.046cm" svg:x2="20.701cm" svg:y2="9.183cm">
          <text:p/>
        </draw:line>
        <draw:rect draw:style-name="gr8" draw:text-style-name="P2" svg:width="5.74cm" svg:height="0.85cm" svg:x="24.59cm" svg:y="2.999cm">
          <text:p text:style-name="P1"><text:span text:style-name="T1">11.User curves</text:span></text:p>
        </draw:rect>
        <draw:rect draw:style-name="gr3" draw:text-style-name="P2" svg:width="7.57cm" svg:height="1.709cm" svg:x="21.442cm" svg:y="12.64cm">
          <text:p text:style-name="P1"><text:span text:style-name="T1">7.HCI Improvement Parameters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english.M13:Feuille1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lanned</text:p>
                <draw:g>
                  <svg:desc>Feuille1_english.E13:Feuille1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english.C74:Feuille1_english.C84</svg:desc>
                </draw:g>
              </table:table-cell>
              <table:table-cell office:value-type="float" office:value="0">
                <text:p>0</text:p>
                <draw:g>
                  <svg:desc>Feuille1_english.I74:Feuille1_english.I84</svg:desc>
                </draw:g>
              </table:table-cell>
              <table:table-cell office:value-type="float" office:value="0.0045">
                <text:p>0.0045</text:p>
                <draw:g>
                  <svg:desc>Feuille1_english.L74:Feuille1_english.L84</svg:desc>
                </draw:g>
              </table:table-cell>
              <table:table-cell office:value-type="float" office:value="0">
                <text:p>0</text:p>
                <draw:g>
                  <svg:desc>Feuille1_english.G2:Feuille1_english.G12</svg:desc>
                </draw:g>
              </table:table-cell>
              <table:table-cell office:value-type="float" office:value="0.01">
                <text:p>0.01</text:p>
                <draw:g>
                  <svg:desc>Feuille1_english.E2:Feuille1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4.001cm" svg:height="22.001cm" xlink:href=".." xlink:type="simple" chart:class="chart:scatter" chart:style-name="ch1">
        <chart:title svg:x="14.703cm" svg:y="0.2cm" chart:style-name="ch2">
          <text:p>Progress</text:p>
        </chart:title>
        <chart:legend svg:x="29.7cm" svg:y="10.1cm" style:legend-expansion="custom" chartooo:width="3.701cm" chartooo:height="1.822cm" style:legend-expansion-aspect-ratio="2.03128430296378" chart:style-name="ch3"/>
        <chart:plot-area chart:style-name="ch4" table:cell-range-address="Feuille1_english.C74:Feuille1_english.C84 Feuille1_english.I74:Feuille1_english.I84 Feuille1_english.M13:Feuille1_english.M13 Feuille1_english.L74:Feuille1_english.L84 Feuille1_english.E2:Feuille1_english.E13" chart:data-source-has-labels="both" svg:x="1.425cm" svg:y="2.693cm" svg:width="27.864cm" svg:height="18.162cm">
          <chartooo:coordinate-region svg:x="2.999cm" svg:y="2.999cm" svg:width="25.997cm" svg:height="16.997cm"/>
          <chart:axis chart:dimension="x" chart:name="primary-x" chart:style-name="ch5" chartooo:axis-type="auto">
            <chart:title svg:x="15.3cm" svg:y="20.1cm" chart:style-name="ch6">
              <text:p>Week</text:p>
            </chart:title>
            <chart:categories table:cell-range-address="Feuille1_english.C74:Feuille1_english.C84"/>
          </chart:axis>
          <chart:axis chart:dimension="y" chart:name="primary-y" chart:style-name="ch7">
            <chart:title svg:x="0cm" svg:y="13.895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english.L74:Feuille1_english.L84" chart:label-cell-address="Feuille1_english.M13:Feuille1_english.M13" chart:class="chart:scatter">
            <chart:domain table:cell-range-address="Feuille1_english.I74:Feuille1_english.I84"/>
            <chart:data-point chart:repeated="11"/>
          </chart:series>
          <chart:series chart:style-name="ch11" chart:values-cell-range-address="Feuille1_english.E2:Feuille1_english.E12" chart:label-cell-address="Feuille1_english.E13:Feuille1_english.E13" chart:class="chart:scatter">
            <chart:domain table:cell-range-address="Feuille1_english.G2:Feuille1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cm" svg:y1="5.8cm" svg:x2="24.448cm" svg:y2="5.8cm">
          <text:p/>
        </draw:line>
        <draw:line draw:style-name="gr1" draw:text-style-name="P2" svg:x1="27.6cm" svg:y1="5.8cm" svg:x2="28.964cm" svg:y2="5.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english.M13:Feuille1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lanned</text:p>
                <draw:g>
                  <svg:desc>Feuille1_english.E13:Feuille1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english.C74:Feuille1_english.C84</svg:desc>
                </draw:g>
              </table:table-cell>
              <table:table-cell office:value-type="float" office:value="0">
                <text:p>0</text:p>
                <draw:g>
                  <svg:desc>Feuille1_english.I74:Feuille1_english.I84</svg:desc>
                </draw:g>
              </table:table-cell>
              <table:table-cell office:value-type="float" office:value="0.0045">
                <text:p>0.0045</text:p>
                <draw:g>
                  <svg:desc>Feuille1_english.L74:Feuille1_english.L84</svg:desc>
                </draw:g>
              </table:table-cell>
              <table:table-cell office:value-type="float" office:value="0">
                <text:p>0</text:p>
                <draw:g>
                  <svg:desc>Feuille1_english.G2:Feuille1_english.G12</svg:desc>
                </draw:g>
              </table:table-cell>
              <table:table-cell office:value-type="float" office:value="0.01">
                <text:p>0.01</text:p>
                <draw:g>
                  <svg:desc>Feuille1_english.E2:Feuille1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ff3333" draw:textarea-horizontal-align="center" draw:textarea-vertical-align="middle"/>
    </style:style>
    <style:style style:name="gr3" style:family="graphic">
      <style:graphic-properties draw:fill-color="#c0ff80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0ff80" draw:textarea-horizontal-align="justify" draw:textarea-vertical-align="middle" draw:auto-grow-height="false"/>
    </style:style>
    <style:style style:name="gr6" style:family="graphic">
      <style:graphic-properties draw:fill-color="#ffcc99" draw:textarea-horizontal-align="justify" draw:textarea-vertical-align="middle" draw:auto-grow-height="false"/>
    </style:style>
    <style:style style:name="gr7" style:family="graphic">
      <style:graphic-properties svg:stroke-color="#ff0000" draw:fill-color="#000000" draw:textarea-horizontal-align="center" draw:textarea-vertical-align="middle"/>
    </style:style>
    <style:style style:name="gr8" style:family="graphic">
      <style:graphic-properties draw:fill-color="#ffcc99" draw:textarea-horizontal-align="center" draw:textarea-vertical-align="middle" draw:fit-to-size="false" draw:fit-to-contou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001cm" svg:height="22.001cm" xlink:href=".." xlink:type="simple" chart:class="chart:scatter" chart:style-name="ch1">
        <chart:title svg:x="13.902cm" svg:y="0.2cm" chart:style-name="ch2">
          <text:p>Avancement</text:p>
        </chart:title>
        <chart:legend svg:x="29.7cm" svg:y="10.1cm" style:legend-expansion="custom" chartooo:width="3.791cm" chartooo:height="2.06cm" style:legend-expansion-aspect-ratio="1.84029126213592" chart:style-name="ch3"/>
        <chart:plot-area chart:style-name="ch4" table:cell-range-address="Feuille1.C74:Feuille1.C84 Feuille1.I74:Feuille1.I84 Feuille1.M13:Feuille1.M13 Feuille1.L74:Feuille1.L84 Feuille1.E2:Feuille1.E13" chart:data-source-has-labels="both" svg:x="1.423cm" svg:y="2.691cm" svg:width="27.866cm" svg:height="17.664cm">
          <chartooo:coordinate-region svg:x="2.997cm" svg:y="2.997cm" svg:width="25.999cm" svg:height="16.499cm"/>
          <chart:axis chart:dimension="x" chart:name="primary-x" chart:style-name="ch5" chartooo:axis-type="auto">
            <chart:title svg:x="15.301cm" svg:y="20.1cm" chart:style-name="ch6">
              <text:p>Semaine</text:p>
            </chart:title>
            <chart:categories table:cell-range-address="Feuille1.C74:Feuille1.C84"/>
          </chart:axis>
          <chart:axis chart:dimension="y" chart:name="primary-y" chart:style-name="ch7">
            <chart:title svg:x="0cm" svg:y="13.895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.L74:Feuille1.L84" chart:label-cell-address="Feuille1.M13:Feuille1.M13" chart:class="chart:scatter">
            <chart:domain table:cell-range-address="Feuille1.I74:Feuille1.I84"/>
            <chart:data-point chart:repeated="11"/>
          </chart:series>
          <chart:series chart:style-name="ch11" chart:values-cell-range-address="Feuille1.E2:Feuille1.E12" chart:label-cell-address="Feuille1.E13:Feuille1.E13" chart:class="chart:scatter">
            <chart:domain table:cell-range-address="Feuille1.G2:Feuille1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18.723cm" svg:y1="8.647cm" svg:x2="17.558cm" svg:y2="6.252cm">
          <text:p/>
        </draw:line>
        <draw:line draw:style-name="gr2" draw:text-style-name="P1" svg:x1="27.6cm" svg:y1="5.74cm" svg:x2="29.003cm" svg:y2="5.749cm">
          <text:p/>
        </draw:line>
        <draw:line draw:style-name="gr2" draw:text-style-name="P1" svg:x1="3cm" svg:y1="5.74cm" svg:x2="24.315cm" svg:y2="5.74cm">
          <text:p/>
        </draw:line>
        <draw:rect draw:style-name="gr3" draw:text-style-name="P2" svg:width="6.135cm" svg:height="0.854cm" svg:x="3.001cm" svg:y="15.216cm">
          <text:p text:style-name="P1"><text:span text:style-name="T1">2.Conception</text:span></text:p>
        </draw:rect>
        <draw:line draw:style-name="gr1" draw:text-style-name="P1" svg:x1="6.249cm" svg:y1="16.071cm" svg:x2="9.028cm" svg:y2="16.905cm">
          <text:p/>
        </draw:line>
        <draw:rect draw:style-name="gr3" draw:text-style-name="P2" svg:width="5.11cm" svg:height="1.71cm" svg:x="3.001cm" svg:y="9.779cm">
          <text:p text:style-name="P1"><text:span text:style-name="T1">3.Réalisation</text:span></text:p>
          <text:p text:style-name="P1"><text:span text:style-name="T1">noyau</text:span></text:p>
        </draw:rect>
        <draw:line draw:style-name="gr1" draw:text-style-name="P1" svg:x1="13.209cm" svg:y1="11.106cm" svg:x2="8.111cm" svg:y2="10.657cm">
          <text:p/>
        </draw:line>
        <draw:rect draw:style-name="gr3" draw:text-style-name="P2" svg:width="5.113cm" svg:height="1.709cm" svg:x="3.001cm" svg:y="12.638cm">
          <text:p text:style-name="P1"><text:span text:style-name="T1">4.Interface</text:span></text:p>
          <text:p text:style-name="P1"><text:span text:style-name="T1">minimale</text:span></text:p>
          <text:p text:style-name="P1"><text:span text:style-name="T1"/></text:p>
        </draw:rect>
        <draw:line draw:style-name="gr1" draw:text-style-name="P1" svg:x1="12.53cm" svg:y1="15.338cm" svg:x2="8.15cm" svg:y2="13.265cm">
          <text:p/>
        </draw:line>
        <draw:rect draw:style-name="gr3" draw:text-style-name="P2" svg:width="8.181cm" svg:height="1.709cm" svg:x="20.832cm" svg:y="15.421cm">
          <text:p text:style-name="P1"><text:span text:style-name="T1">5.Amélioration IHM</text:span></text:p>
          <text:p text:style-name="P1"><text:span text:style-name="T1">Choix des courbes</text:span></text:p>
        </draw:rect>
        <draw:line draw:style-name="gr1" draw:text-style-name="P1" svg:x1="20.832cm" svg:y1="16.402cm" svg:x2="15.752cm" svg:y2="11.055cm">
          <text:p/>
        </draw:line>
        <draw:rect draw:style-name="gr3" draw:text-style-name="P2" svg:width="6.135cm" svg:height="1.709cm" svg:x="7.847cm" svg:y="6.968cm">
          <text:p text:style-name="P1"><text:span text:style-name="T1">6.Ajout de</text:span></text:p>
          <text:p text:style-name="P1"><text:span text:style-name="T1">fonctionnalitées</text:span></text:p>
        </draw:rect>
        <draw:line draw:style-name="gr1" draw:text-style-name="P1" svg:x1="15.752cm" svg:y1="9.814cm" svg:x2="13.983cm" svg:y2="8.046cm">
          <text:p/>
        </draw:line>
        <draw:line draw:style-name="gr1" draw:text-style-name="P1" svg:x1="21.442cm" svg:y1="13.439cm" svg:x2="19.959cm" svg:y2="7.689cm">
          <text:p/>
        </draw:line>
        <draw:rect draw:style-name="gr3" draw:text-style-name="P2" svg:width="6.283cm" svg:height="1.709cm" svg:x="12.778cm" svg:y="4.542cm">
          <text:p text:style-name="P1"><text:span text:style-name="T1">8.Dessin à main</text:span></text:p>
          <text:p text:style-name="P1"><text:span text:style-name="T1">levé méridienne</text:span></text:p>
        </draw:rect>
        <draw:rect draw:style-name="gr3" draw:text-style-name="P2" svg:width="5.113cm" svg:height="1.709cm" svg:x="23.901cm" svg:y="9.831cm">
          <text:p text:style-name="P1"><text:span text:style-name="T1">9.Gestion de</text:span></text:p>
          <text:p text:style-name="P1"><text:span text:style-name="T1">données</text:span></text:p>
        </draw:rect>
        <draw:line draw:style-name="gr1" draw:text-style-name="P1" svg:x1="26.32cm" svg:y1="9.831cm" svg:x2="23.18cm" svg:y2="7.09cm">
          <text:p/>
        </draw:line>
        <draw:line draw:style-name="gr1" draw:text-style-name="P1" svg:x1="20.087cm" svg:y1="3.607cm" svg:x2="24.416cm" svg:y2="5.909cm">
          <text:p/>
        </draw:line>
        <draw:rect draw:style-name="gr3" draw:text-style-name="P2" svg:width="7.566cm" svg:height="1.709cm" svg:x="15.862cm" svg:y="2.16cm">
          <text:p text:style-name="P1"><text:span text:style-name="T1">10.Amélioration de l'IHM </text:span></text:p>
          <text:p text:style-name="P1"><text:span text:style-name="T1">Rentrer des formules</text:span></text:p>
        </draw:rect>
        <draw:line draw:style-name="gr1" draw:text-style-name="P1" svg:x1="27.412cm" svg:y1="2.999cm" svg:x2="27.412cm" svg:y2="5.122cm">
          <text:p/>
        </draw:line>
        <draw:line draw:style-name="gr4" draw:text-style-name="P1" svg:x1="20.101cm" svg:y1="10.317cm" svg:x2="21.442cm" svg:y2="13.439cm">
          <text:p/>
        </draw:line>
        <draw:custom-shape draw:style-name="gr5" draw:text-style-name="P3" svg:width="2.008cm" svg:height="0.979cm" svg:x="7.879cm" svg:y="16.51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2.358cm" svg:y="10.728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svg:width="2.008cm" svg:height="0.979cm" svg:x="14.649cm" svg:y="9.361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18.998cm" svg:y="7.23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svg:width="2.008cm" svg:height="0.979cm" svg:x="23.446cm" svg:y="5.203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2.008cm" svg:height="0.979cm" svg:x="26.432cm" svg:y="4.494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5" svg:x1="13.983cm" svg:y1="8.046cm" svg:x2="20.701cm" svg:y2="9.183cm">
          <text:p/>
        </draw:line>
        <draw:rect draw:style-name="gr8" draw:text-style-name="P2" svg:width="7.19cm" svg:height="1.718cm" svg:x="24.59cm" svg:y="2.131cm">
          <text:p text:style-name="P1"><text:span text:style-name="T1">11.Ajout des courbes</text:span></text:p>
          <text:p text:style-name="P1"><text:span text:style-name="T1">par l'utilisateur</text:span></text:p>
        </draw:rect>
        <draw:rect draw:style-name="gr3" draw:text-style-name="P2" svg:width="7.57cm" svg:height="1.709cm" svg:x="21.442cm" svg:y="12.604cm">
          <text:p text:style-name="P1"><text:span text:style-name="T1">7.Amélioration</text:span></text:p>
          <text:p text:style-name="P1"><text:span text:style-name="T1">IHM Paramètres</text:span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.M13:Feuille1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.E13:Feuille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.C74:Feuille1.C84</svg:desc>
                </draw:g>
              </table:table-cell>
              <table:table-cell office:value-type="float" office:value="0">
                <text:p>0</text:p>
                <draw:g>
                  <svg:desc>Feuille1.I74:Feuille1.I84</svg:desc>
                </draw:g>
              </table:table-cell>
              <table:table-cell office:value-type="float" office:value="0.0045">
                <text:p>0.0045</text:p>
                <draw:g>
                  <svg:desc>Feuille1.L74:Feuille1.L84</svg:desc>
                </draw:g>
              </table:table-cell>
              <table:table-cell office:value-type="float" office:value="0">
                <text:p>0</text:p>
                <draw:g>
                  <svg:desc>Feuille1.G2:Feuille1.G12</svg:desc>
                </draw:g>
              </table:table-cell>
              <table:table-cell office:value-type="float" office:value="0.01">
                <text:p>0.01</text:p>
                <draw:g>
                  <svg:desc>Feuille1.E2:Feuille1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4.001cm" svg:height="22.001cm" xlink:href=".." xlink:type="simple" chart:class="chart:scatter" chart:style-name="ch1">
        <chart:title svg:x="14.703cm" svg:y="0.2cm" chart:style-name="ch2">
          <text:p>Avancement</text:p>
        </chart:title>
        <chart:legend svg:x="29.7cm" svg:y="10.1cm" style:legend-expansion="custom" chartooo:width="3.701cm" chartooo:height="1.822cm" style:legend-expansion-aspect-ratio="2.03128430296378" chart:style-name="ch3"/>
        <chart:plot-area chart:style-name="ch4" table:cell-range-address="Feuille1.C74:Feuille1.C84 Feuille1.I74:Feuille1.I84 Feuille1.M13:Feuille1.M13 Feuille1.L74:Feuille1.L84 Feuille1.E2:Feuille1.E13" chart:data-source-has-labels="both" svg:x="1.424cm" svg:y="2.692cm" svg:width="27.866cm" svg:height="17.664cm">
          <chartooo:coordinate-region svg:x="2.998cm" svg:y="2.998cm" svg:width="25.999cm" svg:height="16.499cm"/>
          <chart:axis chart:dimension="x" chart:name="primary-x" chart:style-name="ch5" chartooo:axis-type="auto">
            <chart:title svg:x="15.301cm" svg:y="20.1cm" chart:style-name="ch6">
              <text:p>Semaine</text:p>
            </chart:title>
            <chart:categories table:cell-range-address="Feuille1.C74:Feuille1.C84"/>
          </chart:axis>
          <chart:axis chart:dimension="y" chart:name="primary-y" chart:style-name="ch7">
            <chart:title svg:x="0cm" svg:y="13.895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.L74:Feuille1.L84" chart:label-cell-address="Feuille1.M13:Feuille1.M13" chart:class="chart:scatter">
            <chart:domain table:cell-range-address="Feuille1.I74:Feuille1.I84"/>
            <chart:data-point chart:repeated="11"/>
          </chart:series>
          <chart:series chart:style-name="ch11" chart:values-cell-range-address="Feuille1.E2:Feuille1.E12" chart:label-cell-address="Feuille1.E13:Feuille1.E13" chart:class="chart:scatter">
            <chart:domain table:cell-range-address="Feuille1.G2:Feuille1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cm" svg:y1="5.736cm" svg:x2="24.448cm" svg:y2="5.736cm">
          <text:p/>
        </draw:line>
        <draw:line draw:style-name="gr1" draw:text-style-name="P2" svg:x1="27.6cm" svg:y1="5.74cm" svg:x2="28.964cm" svg:y2="5.74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.M13:Feuille1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.E13:Feuille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.C74:Feuille1.C84</svg:desc>
                </draw:g>
              </table:table-cell>
              <table:table-cell office:value-type="float" office:value="0">
                <text:p>0</text:p>
                <draw:g>
                  <svg:desc>Feuille1.I74:Feuille1.I84</svg:desc>
                </draw:g>
              </table:table-cell>
              <table:table-cell office:value-type="float" office:value="0.0045">
                <text:p>0.0045</text:p>
                <draw:g>
                  <svg:desc>Feuille1.L74:Feuille1.L84</svg:desc>
                </draw:g>
              </table:table-cell>
              <table:table-cell office:value-type="float" office:value="0">
                <text:p>0</text:p>
                <draw:g>
                  <svg:desc>Feuille1.G2:Feuille1.G12</svg:desc>
                </draw:g>
              </table:table-cell>
              <table:table-cell office:value-type="float" office:value="0.01">
                <text:p>0.01</text:p>
                <draw:g>
                  <svg:desc>Feuille1.E2:Feuille1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